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office:value-type="string">
            <text:p>disaster</text:p>
          </table:table-cell>
        </table:table-row>
        <table:table-row table:style-name="ro1">
          <table:table-cell table:number-columns-repeated="5"/>
          <table:table-cell office:value-type="float" office:value="2">
            <text:p>2</text:p>
          </table:table-cell>
          <table:table-cell office:value-type="string">
            <text:p>crap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string">
            <text:p>2 axes not aligned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 close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string">
            <text:p>perfect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">
            <text:p>69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">
            <text:p>81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">
            <text:p>97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">
            <text:p>98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">
            <text:p>105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">
            <text:p>115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">
            <text:p>127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">
            <text:p>127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">
            <text:p>131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">
            <text:p>16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">
            <text:p>189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">
            <text:p>189</text:p>
          </table:table-cell>
          <table:table-cell office:value-type="float" office:value="5">
            <text:p>5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Sheet1.C5:Sheet1.D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3">04/03/2012</text:date>, <text:time>17:1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s </meta:initial-creator>
    <meta:creation-date>2012-04-03T16:53:51</meta:creation-date>
    <dc:date>2012-04-03T17:15:59</dc:date>
    <dc:creator>Ross </dc:creator>
    <meta:editing-duration>PT6M58S</meta:editing-duration>
    <meta:editing-cycles>1</meta:editing-cycles>
    <meta:document-statistic meta:table-count="3" meta:cell-count="68" meta:object-count="0"/>
    <meta:generator>LibreOffice/3.4$Unix LibreOffice_project/340m1$Build-402</meta:generator>
  </office:meta>
</office:document-meta>
</file>